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7.903cm" svg:y="1.753cm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4:39:54.852694633</meta:creation-date>
    <dc:date>2023-06-19T14:53:45.670420065</dc:date>
    <meta:editing-duration>PT2M40S</meta:editing-duration>
    <meta:editing-cycles>1</meta:editing-cycles>
    <meta:document-statistic meta:table-count="1" meta:cell-count="1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183cm" svg:y="0.397cm" chart:style-name="ch2">
          <text:p>M+N vs Opcount</text:p>
        </chart:title>
        <chart:subtitle svg:x="7.386cm" svg:y="1.275cm" chart:style-name="ch3">
          <text:p>Graph</text:p>
        </chart:subtitle>
        <chart:legend chart:legend-position="end" svg:x="13.437cm" svg:y="3.954cm" style:legend-expansion="high" chart:style-name="ch4"/>
        <chart:plot-area chart:style-name="ch5" table:cell-range-address="Sheet1.A1:Sheet1.B9" chart:data-source-has-labels="row" svg:x="1.144cm" svg:y="2.388cm" svg:width="11.786cm" svg:height="5.703cm">
          <chartooo:coordinate-region svg:x="1.951cm" svg:y="2.587cm" svg:width="10.885cm" svg:height="4.857cm"/>
          <chart:axis chart:dimension="x" chart:name="primary-x" chart:style-name="ch6">
            <chart:title svg:x="6.371cm" svg:y="8.271cm" chart:style-name="ch7">
              <text:p>Opcount</text:p>
            </chart:title>
          </chart:axis>
          <chart:axis chart:dimension="y" chart:name="primary-y" chart:style-name="ch6">
            <chart:title svg:x="0.265cm" svg:y="5.614cm" chart:style-name="ch8">
              <text:p>m+n</text:p>
            </chart:title>
            <chart:grid chart:style-name="ch9" chart:class="major"/>
          </chart:axis>
          <chart:series chart:style-name="ch10" chart:values-cell-range-address="Sheet1.A2:Sheet1.A9" chart:label-cell-address="Sheet1.A1:Sheet1.A1" chart:class="chart:line">
            <chart:data-point chart:repeated="8"/>
          </chart:series>
          <chart:series chart:style-name="ch11" chart:values-cell-range-address="Sheet1.B2:Sheet1.B9" chart:label-cell-address="Sheet1.B1:Sheet1.B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+n</text:p>
                <draw:g>
                  <svg:desc>Sheet1.A1:Sheet1.A1</svg:desc>
                </draw:g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Sheet1.A2:Sheet1.A9</svg:desc>
                </draw:g>
              </table:table-cell>
              <table:table-cell office:value-type="float" office:value="2">
                <text:p>2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